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TECHNOLOGI S.R.L.- NUTRITECH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4105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IAZ BENAVENTE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533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NUTRITECH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6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3200737</text:p>
          </table:table-cell>
          <table:table-cell table:style-name="Tabla2.A2" office:value-type="string">
            <text:p text:style-name="P7">14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GENERAR LA RESERVA Y RECOJO PARA EL MISMO SABADO 27/11<text:line-break/>RECOJO EN LURIN: 07:00 AM  - EMBARCAR EN EL VUELO LA2125 (12:55 - 14:20PM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4T16:10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